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Neue" svg:font-family="Helvetica Neue"/>
    <style:font-face style:name="Lucida Grande" svg:font-family="Lucida Grande"/>
    <style:font-face style:name="Times" svg:font-family="Times"/>
  </office:font-face-decls>
  <office:automatic-styles>
    <style:style style:name="P1" style:family="paragraph" style:parent-style-name="Standard">
      <style:paragraph-properties fo:text-align="center"/>
      <style:text-properties style:font-name="Times" fo:font-size="14.0pt"/>
    </style:style>
    <style:style style:name="P2" style:family="paragraph" style:parent-style-name="Standard">
      <style:text-properties style:font-name="Times"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4" style:family="paragraph" style:parent-style-name="Standard">
      <style:text-properties style:font-name="Times" fo:font-size="12.0pt" fo:background-color="#ffff00"/>
    </style:style>
    <style:style style:name="P5" style:family="paragraph" style:parent-style-name="Standard">
      <style:text-properties style:font-name="Times" fo:font-size="12.0pt" fo:background-color="#ffffff"/>
    </style:style>
    <style:style style:name="P6" style:family="paragraph" style:parent-style-name="Standard">
      <style:paragraph-properties style:line-height-at-least="0.1944in"/>
      <style:text-properties style:font-name="Times" fo:font-size="12.0pt" fo:color="#000000" fo:background-color="#ffffff"/>
    </style:style>
    <style:style style:name="P7" style:family="paragraph" style:parent-style-name="Standard">
      <style:text-properties style:font-name="Times" fo:font-size="12.0pt" fo:background-color="#000000"/>
    </style:style>
    <style:style style:name="P8" style:family="paragraph" style:parent-style-name="Standard">
      <style:paragraph-properties fo:text-align="center"/>
      <style:text-properties style:font-name="Times" fo:font-size="12.0pt"/>
    </style:style>
    <style:style style:name="P9" style:family="paragraph" style:parent-style-name="Standard">
      <style:paragraph-properties fo:text-align="center"/>
      <style:text-properties style:font-name="Times" fo:font-size="12.0pt" fo:color="#000000"/>
    </style:style>
    <style:style style:name="P10" style:family="paragraph" style:parent-style-name="Standard">
      <style:text-properties style:font-name="Times" fo:font-size="12.0pt" fo:color="#000000"/>
    </style:style>
    <style:style style:name="P11" style:family="paragraph" style:parent-style-name="Standard">
      <style:paragraph-properties fo:margin-top="0.1665in" fo:margin-bottom="0.0835in" fo:text-align="center">
        <style:tab-stops>
          <style:tab-stop style:position="0.0000in"/>
        </style:tab-stops>
      </style:paragraph-properties>
      <style:text-properties style:font-name="Times" fo:font-size="14.0pt"/>
    </style:style>
    <style:style style:name="P12" style:family="paragraph" style:parent-style-name="Standard">
      <style:text-properties style:font-name="Times" fo:font-size="12.0pt" fo:color="#008080"/>
    </style:style>
    <style:style style:name="P13" style:family="paragraph" style:parent-style-name="Standard">
      <style:paragraph-properties fo:margin-left="0.5417in"/>
      <style:text-properties style:font-name="Times" fo:font-size="12.0pt"/>
    </style:style>
    <style:style style:name="P14" style:family="paragraph" style:parent-style-name="Standard">
      <style:paragraph-properties fo:text-align="center"/>
      <style:text-properties style:font-name="Times" fo:font-size="22.0pt" fo:color="#222222"/>
    </style:style>
    <style:style style:name="P15" style:family="paragraph" style:parent-style-name="Standard">
      <style:text-properties style:font-name="Times" fo:font-size="22.0pt"/>
    </style:style>
    <style:style style:name="P16" style:family="paragraph" style:parent-style-name="Standard">
      <style:text-properties style:font-name="Times" fo:font-size="11.0pt"/>
    </style:style>
    <style:style style:name="P17" style:family="paragraph" style:parent-style-name="Standard">
      <style:text-properties style:font-name="Times" fo:font-size="11.0pt" fo:color="#222222"/>
    </style:style>
    <style:style style:name="P18" style:family="paragraph" style:parent-style-name="Standard">
      <style:text-properties style:font-name="Helvetica Neue" fo:font-size="12.0pt" fo:color="#000000"/>
    </style:style>
    <style:style style:name="P19" style:family="paragraph" style:parent-style-name="Standard">
      <style:text-properties style:font-name="Helvetica Neue" fo:font-size="12.0pt" fo:color="#000000" fo:background-color="#ffffff"/>
    </style:style>
    <style:style style:name="T1" style:family="text">
      <style:text-properties fo:font-weight="bold" fo:font-weight-asian="bold" fo:font-weight-complex="bold"/>
    </style:style>
    <style:style style:name="T2" style:family="text">
      <style:text-properties fo:font-weight="bold" fo:font-weight-asian="bold" fo:font-weight-complex="bold" style:text-underline-style="solid"/>
    </style:style>
    <style:style style:name="T3" style:family="text">
      <style:text-properties style:text-underline-style="solid"/>
    </style:style>
    <style:style style:name="T4" style:family="text">
      <style:text-properties fo:font-style="italic" fo:font-style-asian="italic" fo:font-style-complex="italic" fo:font-weight="bold" fo:font-weight-asian="bold" fo:font-weight-complex="bold" style:text-underline-style="solid"/>
    </style:style>
    <style:style style:name="T5" style:family="text">
      <style:text-properties fo:letter-spacing="0.0000in"/>
    </style:style>
    <style:style style:name="T6" style:family="text">
      <style:text-properties style:text-underline-style="solid" fo:letter-spacing="0.0000in" fo:color="#0000e9"/>
    </style:style>
    <style:style style:name="T7" style:family="text">
      <style:text-properties fo:background-color="#ffffff"/>
    </style:style>
    <style:style style:name="T8" style:family="text">
      <style:text-properties style:font-name="Lucida Grande"/>
    </style:style>
    <style:style style:name="T9" style:family="text">
      <style:text-properties fo:color="#222222"/>
    </style:style>
    <style:style style:name="T10" style:family="text">
      <style:text-properties fo:color="#000000"/>
    </style:style>
    <style:style style:name="T11" style:family="text">
      <style:text-properties fo:font-style="italic" fo:font-style-asian="italic" fo:font-style-complex="italic"/>
    </style:style>
    <style:style style:name="T12" style:family="text">
      <style:text-properties fo:font-size="12.0pt" fo:font-size-asian="12.0pt" fo:font-size-complex="12.0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style>
  </office:automatic-styles>
  <office:body>
    <office:text>
      <text:p text:style-name="P1"><text:span text:style-name="T1">Summary of work completed for Assignment 2 Introduction to IT, Class A Group 8 </text:span></text:p>
      <text:p text:style-name="P1"><text:span text:style-name="T1">“The Transistor Team”</text:span></text:p>
      <text:p text:style-name="P2">Team members: Daniel Mammone, Harley Tuleja, Liam Hackett, MaryJane Amos, Steven Flanigan.</text:p>
      <text:p text:style-name="P2"/>
      <text:p text:style-name="P2"><text:span text:style-name="T2">Introduction.</text:span></text:p>
      <text:p text:style-name="P2"/>
      <text:p text:style-name="P2">Contained within this report is the required information for assignment 2 with external links to our group website(<text:a xlink:type="simple" xlink:href="https://harleytee.github.io/IntroToITASS2/">https://harleytee.github.io/IntroToITASS2/</text:a>) which contains links to our personal websites.</text:p>
      <text:p text:style-name="P2"/>
      <text:p text:style-name="P2">The report will be set out in sections each addressing the following criteria:</text:p>
      <text:list text:style-name="L1">
        <text:list-item>
          <text:p text:style-name="P3">Team Profile which includes Team name and summarised personal information, a more in depth look into individual team members profiles can be found through our team website.</text:p>
        </text:list-item>
        <text:list-item>
          <text:p text:style-name="P3">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3">Four separate essays written by different members of the group covering Autonomous Vehicles, Cloud Computing, Machine Learning and Robotics.</text:p>
        </text:list-item>
        <text:list-item>
          <text:p text:style-name="P3">A write up from an interview with a professional in the IT sector.</text:p>
        </text:list-item>
        <text:list-item>
          <text:p text:style-name="P3">A summary of our groups project idea with a detailed timeline of how we plan to achieve this.</text:p>
        </text:list-item>
        <text:list-item>
          <text:p text:style-name="P3">A reflection of how well our group worked together, including what could be improved and what we did well along side individual reflections.</text:p>
        </text:list-item>
      </text:list>
      <text:p text:style-name="P2">The report will be set out in this PDF document to aid in the uploading and marking process required by RMIT.</text:p>
      <text:p text:style-name="P2"/>
      <text:p text:style-name="P2"/>
      <text:p text:style-name="P2"/>
      <text:p text:style-name="P2"><text:span text:style-name="T2">Team Profile</text:span></text:p>
      <text:p text:style-name="P2">Our team of 5 comes from varied backgrounds with varied experience in Information Technology(IT) you can find our profile <text:a xlink:type="simple" xlink:href="https://harleytee.github.io/IntroToITASS2/">here</text:a>. We decided on the name “The Transistor Team” <text:s/></text:p>
      <text:p text:style-name="P2"/>
      <text:p text:style-name="P2"><text:span text:style-name="T2">Daniel Mammone</text:span><text:span text:style-name="T3"><text:s/></text:span></text:p>
      <text:p text:style-name="P4"><text:span text:style-name="T4">ABOUT ME---TO DO(Brief 50 words or less)</text:span></text:p>
      <text:p text:style-name="P4"><text:span text:style-name="T3">Preferred learning style-Tactile/Kinesthetic </text:span></text:p>
      <text:p text:style-name="P4"><text:span text:style-name="T3">Myers-Briggs - INTJ</text:span></text:p>
      <text:p text:style-name="P4">Big Five personality test:</text:p>
      <text:p text:style-name="P2"><text:s/></text:p>
      <text:p text:style-name="P2"/>
      <text:p text:style-name="P2"><text:span text:style-name="T1">Harley Tuleja</text:span></text:p>
      <text:p text:style-name="P2"><text:span text:style-name="T3">I am a new father with a keen interest in IT, Mountain Sports and computer games. I live in Launceston Tasmania and have traveled the world, my personal personal profile is </text:span><text:a xlink:type="simple" xlink:href="https://harleytee.github.io/Harley-T-Profile/"><text:span text:style-name="T3">here</text:span></text:a><text:span text:style-name="T3"><text:s/>and within that website you will find more about me in depth. </text:span></text:p>
      <text:p text:style-name="P2"><text:span text:style-name="T3">Myers-Briggs – INFP-T The Mediator </text:span></text:p>
      <text:p text:style-name="P2"/>
      <text:p text:style-name="P2"/>
      <text:p text:style-name="P2"/>
      <text:p text:style-name="P2"/>
      <text:p text:style-name="P2">Learning Style(Creativity) – 59.96(average = 63.3)IQ of 126(high end of average)</text:p>
      <text:p text:style-name="P2"/>
      <text:p text:style-name="P2"/>
      <text:p text:style-name="P5"><text:span text:style-name="T1">Liam Hackett</text:span></text:p>
      <text:p text:style-name="P6"><text:span text:style-name="T5">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The following link is where you can find more information on me </text:span><text:a xlink:type="simple" xlink:href="https://liamblair87.github.io/"><text:span text:style-name="T6">https://liamblair87.github.io/</text:span></text:a><text:span text:style-name="T6"><text:s text:c="3"/></text:span></text:p>
      <text:p text:style-name="P5">Myers-Briggs - ISFP Introvert(3%) Sensing(9%) Feeling(19%) Perceiving(25%) </text:p>
      <text:p text:style-name="P5">Creativity Test - Learning Style(Creativity) – 57.38 (Typical = 63.3)</text:p>
      <text:p text:style-name="P2"><text:span text:style-name="T7">Learning Style Test - </text:span><text:s/>Mind - 43%/57% Extraverted/Introverted.</text:p>
      <text:p text:style-name="P2">Energy - 67%/33% Intuitive/Observant</text:p>
      <text:p text:style-name="P2">Nature - 39%/61% Thinking/Feeling</text:p>
      <text:p text:style-name="P2">Tactics - 43%/57% Judging/Prospecting</text:p>
      <text:p text:style-name="P2">Identity - 29%/71% Assertive/Turbulen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1">Mary-Jane Amos</text:span></text:p>
      <text:p text:style-name="P7">I’m a 22 year old girl with an interest in all things pertaining to science from biological to technological! I love to learn and I love to help people with what I’ve learnt! Through these webpages I hope you are able to learn more about myself and this team. <text:s/></text:p>
      <text:p text:style-name="P7">Myers-Briggs – INFJ-T 71% introverted, 62% Intuitive, 53% feeling, 75% Judging 57% Turbulent</text:p>
      <text:p text:style-name="P7">Learning Style: Auditory 35%, Visual 35% Tactile 30%</text:p>
      <text:p text:style-name="P7">Big 5</text:p>
      <text:p text:style-name="P7"/>
      <text:p text:style-name="P7"><text:span text:style-name="T1">Steven Flanigan</text:span></text:p>
      <text:p text:style-name="P2">I am from Wagga Wagga NSW with a keen interest in programming as it is one of my hobbies. My other hbbies in reading, listening to music and playing games. I have very little experience in IT as I just build myself and family members computers and fix them when there are problems. My personal profile can be found <text:a xlink:type="simple" xlink:href="https://flano421.github.io/Project/">here</text:a>.</text:p>
      <text:p text:style-name="P2">Myers-Briggs ESTJ</text:p>
      <text:p text:style-name="P2">Learning Style: Auditory 40%, Visual 40%, Tactile 20%</text:p>
      <text:p text:style-name="P2"><text:span text:style-name="T3">Personality Traits(OCEAN TEST): Openness 100%, </text:span></text:p>
      <text:p text:style-name="P2">Conscientiousness 87.5%,</text:p>
      <text:p text:style-name="P2">Extroversion 31%, </text:p>
      <text:p text:style-name="P2">Agreeableness 87.5% </text:p>
      <text:p text:style-name="P2">Neuroticism 6%</text:p>
      <text:p text:style-name="P2"/>
      <text:p text:style-name="P2"/>
      <text:p text:style-name="P2"/>
      <text:p text:style-name="P2"/>
      <text:p text:style-name="P2"/>
      <text:p text:style-name="P2"/>
      <text:p text:style-name="P2"/>
      <text:p text:style-name="P2"/>
      <text:p text:style-name="P2"/>
      <text:p text:style-name="P2"><text:span text:style-name="T1">\</text:span></text:p>
      <text:p text:style-name="P2"/>
      <text:p text:style-name="P2"/>
      <text:p text:style-name="P2"><text:span text:style-name="T1">Summary</text:span>:</text:p>
      <text:p text:style-name="P2"><text:s/>Going through the 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 </text:p>
      <text:p text:style-name="P2">Our learning styles varied between visual, audio, and tactile, with the majority of us having a tactile approach to learning, which in the IT industry is a good trait to have.</text:p>
      <text:p text:style-name="P2">In our separate tests we completed, we noticed that we shared a common trait of diligence in our work. Which within IT is important as small errors in your work can lead to hours of debugging. </text:p>
      <text:p text:style-name="P2">To sum up our group dynamic, we are varied with certain similarities and through out this project we have worked very well together setting goals and attaining them in a timely manner.</text:p>
      <text:p text:style-name="P8"><text:span text:style-name="T2">Industry Data</text:span></text:p>
      <text:p text:style-name="P2"/>
      <text:p text:style-name="P2">This chart displays the ‘top titles' within the information technology sector as of March 24th 2017.<text:line-break/></text:p>
      <text:p text:style-name="P2">The titles that our group have mentioned to be their ideal roles include the following: <text:line-break/>Senior Software Engineer - Harley Tuleja<text:line-break/>C++ Engineer - <text:s/>Steven Flanigan<text:line-break/>Mobile App Developer <text:s/>- Liam Hackett<text:line-break/>Network Architect - Daniel Mammone<text:line-break/>Scientiﬁc Programmer - <text:s/>MaryJane Amos <text:line-break/></text:p>
      <text:p text:style-name="P2">Senior Software Engineer was the sixteenth most prevalent role according to the Labour Insight Data with a total of 371 job postings.<text:line-break/></text:p>
      <text:p text:style-name="P2">C++ Engineer was not on the top list of roles in the chart as it is a speciﬁc role and program. Software engineers however were on this list and ranked 11th with 539 job listings with that title. <text:line-break/>Mobile App Developer as a speciﬁc role was not on the list however there were several mentions of developer positions throughout the list. They included Net, java, Senior Net, Senior Java, Web, Full stack, Software, senior front end, php and general developer roles. <text:line-break/>Network Architect was not speciﬁed on the chart by Labour insight however the number one most sort after role was ‘solutions architect’ it had 987 roles for that title, the ninth most sort after role was Network engineering which had 666 roles being o<text:span text:style-name="T8">ﬀ</text:span>ered with that title. <text:line-break/>Scientiﬁc Programmer <text:s/>was not on the list of top titles however as with this role it is closely related to developing and engineering which were all listed in the top roles according to this chart. <text:line-break/></text:p>
      <text:p text:style-name="P2"/>
      <text:p text:style-name="P2"><text:span text:style-name="T1">General Skills</text:span></text:p>
      <text:p text:style-name="P2"/>
      <text:p text:style-name="P2">This chart displays the ‘Skills in Greatest Demand (Baseline Skills)' within the information technology sector as of Mar. 01, 2017 - Feb. 28, 2018.</text:p>
      <text:p text:style-name="P2">General skills required include (Skill set) :- Communication Skills, verbal and written<text:line-break/><text:tab/><text:tab/><text:tab/><text:tab/><text:tab/><text:tab/>- Problem solving skills ( debugging and forming <text:tab/><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2"><text:line-break/><text:s/>All our jobs had a common skill requirement of communication, employers either specified verbal communication or written communication. This was seen with the chart as over 44,000 job listings had this as their required general skill, employers really value communication as it’s 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2">The three highest ranked general skills which are not in our required skill set are:</text:p>
      <text:p text:style-name="P2">Organisational Skills with 15,844 jobs<text:line-break/>Writing with 15,590 jobs<text:line-break/>Planning with 11,471 jobs</text:p>
      <text:p text:style-name="P2"><text:s/></text:p>
      <text:p text:style-name="P2"><text:span text:style-name="T1">IT Specific Skills.</text:span></text:p>
      <text:p text:style-name="P2"/>
      <text:p text:style-name="P2"/>
      <text:p text:style-name="P2">The chart above displays the ‘Skills in Greatest Demand (Specialised Skills)' within the information technology sector as of Dec. 24, 2017 - Mar. 23, 2018 .<text:line-break/></text:p>
      <text:p text:style-name="P2">IT speciﬁc skills required (Skill set)<text:tab/>- Coding <text:lin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2"><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2">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2">SQL with 3,750 job listings <text:line-break/>JavaScript with 2,946 job listings <text:line-break/>JAVA with 2,860 jobs<text:line-break/></text:p>
      <text:p text:style-name="P2"><text:span text:style-name="T1">Reflection</text:span></text:p>
      <text:p text:style-name="P2"/>
      <text:p text:style-name="P2">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2"/>
      <text:p text:style-name="P2">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P2"><text:span text:style-name="T3">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span text:style-name="T2"><text:line-break/></text:span></text:p>
      <text:p text:style-name="P2">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u final thoughts on the data I just can't see myself doing anything else. - Steven</text:p>
      <text:p text:style-name="P2"/>
      <text:p text:style-name="P2">After going through the burning glass data, I am not worried about my job choice at all. There will always be a need for some sort of app development, whether it’s for entertainment, social, emergency services or weather. Each industry can use mobile apps to help develop and enhance their areas. This means that I will always have something new and exciting to do and will never be bored with what app I choose to pursue. - Liam.</text:p>
      <text:p text:style-name="P2"/>
      <text:p text:style-name="P4"><text:span text:style-name="T2">Need some reflections from everyone</text:span></text:p>
      <text:p text:style-name="P8"><text:span text:style-name="T2">IT TOOLS</text:span></text:p>
      <text:p text:style-name="P1"><text:span text:style-name="T1">AUTONOMOUS VEHICLES -Daniel. M</text:span></text:p>
      <text:p text:style-name="P9"/>
      <text:p text:style-name="P10">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 text:style-name="T9">)</text:span>,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p>
      <text:p text:style-name="P2"/>
      <text:p text:style-name="P10">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2"/>
      <text:p text:style-name="P2">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2"/>
      <text:p text:style-name="P2">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routes by 2022.[4] According to itsnews.com.au, New South Wales already has driver-less buses in operation in Sydney Olympic Park.</text:p>
      <text:p text:style-name="P2"/>
      <text:p text:style-name="P2">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2"/>
      <text:p text:style-name="P2">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2"/>
      <text:p text:style-name="P2"><text:span text:style-name="T1">References for autonomous vehicles</text:span></text:p>
      <text:p text:style-name="P2"/>
      <text:p text:style-name="P2">[1]<text:a xlink:type="simple" xlink:href="https://en.wikipedia.org/wiki/Self-driving_car">https://en.wikipedia.org/wiki/Self-driving_car</text:a><text:s/><text:tab/></text:p>
      <text:p text:style-name="P2">[2]<text:a xlink:type="simple" xlink:href="https://www.nytimes.com/2019/07/17/business/self-driving-autonomous-cars.html">https://www.nytimes.com/2019/07/17/business/self-driving-autonomous-cars.html</text:a><text:s/></text:p>
      <text:p text:style-name="P2">[3]<text:a xlink:type="simple" xlink:href="https://www.cnbc.com/2016/09/16/future-of-farming-driverless-tractors-ag-robots.html">https://www.cnbc.com/2016/09/16/future-of-farming-driverless-tractors-ag-robots.html</text:a><text:s/></text:p>
      <text:p text:style-name="P2">[4]<text:a xlink:type="simple" xlink:href="https://www.itnews.com.au/news/driverless-buses-trialled-on-sydneys-busiest-routes-by-2022-518815">https://www.itnews.com.au/news/driverless-buses-trialled-on-sydneys-busiest-routes-by-2022-518815</text:a><text:s/></text:p>
      <text:p text:style-name="P2"/>
      <text:p text:style-name="P2"/>
      <text:p text:style-name="P2"/>
      <text:p text:style-name="P2"/>
      <text:p text:style-name="P2"/>
      <text:p text:style-name="P11"><text:span text:style-name="T1">CLOUD COMPUTING – Steven. F</text:span></text:p>
      <text:p text:style-name="P2">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2">There are many different service models for cloud computing and they are as follows:</text:p>
      <text:list text:style-name="L2">
        <text:list-item>
          <text:p text:style-name="P3">Infrastructure as a service</text:p>
        </text:list-item>
        <text:list-item>
          <text:p text:style-name="P3">Platform as a service</text:p>
        </text:list-item>
        <text:list-item>
          <text:p text:style-name="P3">Software as a service</text:p>
        </text:list-item>
        <text:list-item>
          <text:p text:style-name="P3">Mobile “back-end” as a service [2]</text:p>
        </text:list-item>
      </text:list>
      <text:p text:style-name="P2">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2">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2">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2">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P2">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2">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2"/>
      <text:p text:style-name="P2"/>
      <text:p text:style-name="P2"><text:span text:style-name="T1">References for cloud computing</text:span></text:p>
      <text:p text:style-name="P10">[1] <text:span text:style-name="T5">What is cloud computing?</text:span></text:p>
      <text:p text:style-name="P12"><text:span text:style-name="T5">https://www.ibm.com/au-en/cloud/learn/cloud-computing</text:span><text:span text:style-name="T10"><text:s/></text:span></text:p>
      <text:p text:style-name="P10">[2] <text:span text:style-name="T5">Cloud computing</text:span></text:p>
      <text:p text:style-name="P12"><text:span text:style-name="T5">https://en.wikipedia.org/wiki/Cloud_computing#Service_models</text:span><text:span text:style-name="T10"><text:s/></text:span></text:p>
      <text:p text:style-name="P10">[3] <text:span text:style-name="T5">Google Stadia</text:span></text:p>
      <text:p text:style-name="P12"><text:span text:style-name="T5">https://en.wikipedia.org/wiki/Google_Stadia</text:span><text:span text:style-name="T10"><text:s/></text:span></text:p>
      <text:p text:style-name="P1"/>
      <text:p text:style-name="P1"/>
      <text:p text:style-name="P1"/>
      <text:p text:style-name="P1"/>
      <text:p text:style-name="P1"/>
      <text:p text:style-name="P1"/>
      <text:p text:style-name="P1"/>
      <text:p text:style-name="P1"/>
      <text:p text:style-name="P1"><text:span text:style-name="T1">MACHINE LEARNING – Mary-Jane. A</text:span></text:p>
      <text:p text:style-name="P2"/>
      <text:p text:style-name="P2">Machine Learning Machine learning in essence is the scientiﬁc method of data analysis by computers. It refers to the collection, identification and interpretations of meaningful patterns in data sets without explicit pre- programming. Most dictionaries deﬁne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deﬁnitio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xed program written for a function to take place then there is no adaptability of the program to its users. The program would be unable to improve its outcomes based on experiences. Most programs are used by di<text:span text:style-name="T8">ﬀ</text:span>erent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2">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2">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text:span text:style-name="T8">ﬀ</text:span>ect them respectively as they use ML in unique ways. <text:line-break/>Personal perception of ML Machine learning had previously been an area that cause me some level of distress. I can say that it had been due to the lack of knowledge that I had in this fi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significant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p>
      <text:p text:style-name="P2"/>
      <text:p text:style-name="P2"><text:span text:style-name="T1">References</text:span><text:s/><text:span text:style-name="T1">for Machine Learning</text:span></text:p>
      <text:p text:style-name="P2">[1]"Introduction to Machine Learning", Datascienceassn.org. [Online]. Available: http:// www.datascienceassn.org/sites/default/files/ Introduction%20to%20Machine%20Learning.pdf. [Accessed: 01- Oct- 2019]. </text:p>
      <text:p text:style-name="P2">[2]"Machine learning: the power and promise of computers that learn by example", Royalsociety.org, 2017. [Online]. Available: https://royalsociety.org/~/media/ policy/projects/machine-learning/publications/machine-learning-report.pdf. [Accessed: 01- Oct- 2019]. </text:p>
      <text:p text:style-name="P2">[3]"Welcome to Machine Learning! - Introduction | Coursera", Coursera. [Online]. Available: https://www.coursera.org/lecture/machine-learning/welcome-to-machine-learning-zcAuT. [Accessed: 01- Oct- 2019]. </text:p>
      <text:p text:style-name="P2">[4]H. Daumé III, "A Course in Machine Learning", Ciml.info, 2012. [Online]. Available: http:// ciml.info/dl/v0_8/ciml-v0_8-all.pdf. [Accessed: 01- Oct- 2019]. </text:p>
      <text:p text:style-name="P2">[5]S. Shalev-Shwartz and S. Ben-David, "UNDERSTANDING MACHINE LEARNING From Theory to Algorithms", 2014. [Online]. Available: https://www.cs.huji.ac.il/~shais/ UnderstandingMachineLearning/understanding-machine-learning-theory-algorithms.pdf. [Accessed: 02- Oct- 2019]. </text:p>
      <text:p text:style-name="P2"/>
      <text:p text:style-name="P1"/>
      <text:p text:style-name="P1"><text:span text:style-name="T1">ROBOTS - <text:s/>Harley. T</text:span></text:p>
      <text:p text:style-name="P1"/>
      <text:p text:style-name="P2">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2">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2"><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2"/>
      <text:p text:style-name="P2">Robotics has enabled humans to:</text:p>
      <text:list text:style-name="L3">
        <text:list-item>
          <text:p text:style-name="P3">Send robots into space to explore other the other planets in our solar system. [2]</text:p>
        </text:list-item>
        <text:list-item>
          <text:p text:style-name="P3">Streamline manufacturing processes by utilising robots to perform repetitive tasks that would be unable to be completed by humans.[3]</text:p>
        </text:list-item>
        <text:list-item>
          <text:p text:style-name="P3">Entertain themselves with completely customised battle bots fighting for glory[4] to high speed, high adrenaline drone racing.[5]</text:p>
        </text:list-item>
        <text:list-item>
          <text:p text:style-name="P3">Create autonomous robots to even further revolutionise many industries.[6]</text:p>
        </text:list-item>
        <text:list-item>
          <text:p text:style-name="P3">Teach and encourage youth to enter the STEM fields.[7][8][9]</text:p>
        </text:list-item>
        <text:list-item>
          <text:p text:style-name="P3">Regain control of their lives through robotic prosthetic limbs allowing previously disabled people to have relative autonomy.[10]</text:p>
        </text:list-item>
        <text:list-item>
          <text:p text:style-name="P3">Allow humans do perform superhuman feats of strength, endurance and speed. Further more allowing us to create and innovate in new directions.[11][12]</text:p>
        </text:list-item>
      </text:list>
      <text:p text:style-name="P13"/>
      <text:p text:style-name="P2">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2"><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2">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devices they use quite a lot of it, if batteries where developed and released that were cost effective and more electrically efficient then the robots of the future wouldn’t have to rely on a power grid so much and could be deployed into remote areas or third world countries that don’t have reliable power grids.</text:p>
      <text:p text:style-name="P2"/>
      <text:p text:style-name="P2"><text:span text:style-name="T1"><text:s/></text:span>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p>
      <text:p text:style-name="P2">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2">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2"/>
      <text:p text:style-name="P2">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2">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2"/>
      <text:p text:style-name="P2"/>
      <text:p text:style-name="P2"><text:span text:style-name="T1">References for robots:</text:span></text:p>
      <text:p text:style-name="P10"><text:a xlink:type="simple" xlink:href="https://www.merriam-webster.com/dictionary/robot">[</text:a>1]Merriam-webster.com. (2019). <text:span text:style-name="T11">Definition of ROBOT</text:span>. [online] Available at: https://www.merriam-webster.com/dictionary/robot [Accessed 3 Oct. 2019]. </text:p>
      <text:p text:style-name="P10">[2] Griecius, T. (2018). <text:span text:style-name="T11">Mars Science Laboratory - Curiosity Rover</text:span>. [online] NASA. Available at: https://www.nasa.gov/mission_pages/msl/index.html [Accessed 3 Oct. 2019]. </text:p>
      <text:p text:style-name="P10">[3] KUKA AG. (2019). <text:span text:style-name="T11">Industrial robots | KUKA AG</text:span>. [online] Available at: https://www.kuka.com/en-us/products/robotics-systems/industrial-robots/ [Accessed 3 Oct. 2019]. </text:p>
      <text:p text:style-name="P10">[4] Battlebots.com. (2018). <text:span text:style-name="T11">BattleBots</text:span>. [online] Available at: https://battlebots.com/ [Accessed 3 Oct. 2019]. </text:p>
      <text:p text:style-name="P10">[5] The Drone Racing League. (2019). <text:span text:style-name="T11">The Drone Racing League - The Drone Racing League</text:span>. [online] Available at: https://thedroneracingleague.com/ [Accessed 3 Oct. 2019]. </text:p>
      <text:p text:style-name="P10">[6] Bostondynamics.com. (2019). <text:span text:style-name="T11">Boston Dynamics | Boston Dynamics</text:span>. [online] Available at: https://www.bostondynamics.com/ [Accessed 3 Oct. 2019]. <text:s/></text:p>
      <text:p text:style-name="P10">[7] Modrobotics.com. (2019). <text:span text:style-name="T11">Educational Robots | Modular Robotics</text:span>. [online] Available at: https://www.modrobotics.com/education/ [Accessed 3 Oct. 2019]. </text:p>
      <text:p text:style-name="P10">[8]The Guardian. (2015). <text:span text:style-name="T11">How to teach … robotics</text:span>. [online] Available at: https://www.theguardian.com/teacher-network/2015/aug/24/how-to-teach-robotics [Accessed 3 Oct. 2019]. </text:p>
      <text:p text:style-name="P10">[9]KiwiCo. (2019). <text:span text:style-name="T11">Gifts for young scientists, artists and makers</text:span>. [online] Available at: https://www.kiwico.com/ [Accessed 3 Oct. 2019]. </text:p>
      <text:p text:style-name="P10">[10]Cott, E. (2015). <text:span text:style-name="T11">Prosthetic Limbs, Controlled by Thought</text:span>. [online] Nytimes.com. Available at: https://www.nytimes.com/2015/05/21/technology/a-bionic-approach-to-prosthetics-controlled-by-thought.html [Accessed 3 Oct. 2019]. </text:p>
      <text:p text:style-name="P10">[11]Ashley, S. (2017). <text:span text:style-name="T11">Robotic exoskeletons are changing lives in surprising ways</text:span>. [online] NBC News. Available at: https://www.nbcnews.com/mach/innovation/robotic-exoskeletons-are-changing-lives-surprising-ways-n722676 [Accessed 3 Oct. 2019]. </text:p>
      <text:p text:style-name="P10">[12]Association, R. (2019). <text:span text:style-name="T11">Exoskeleton Robots | RIA Service Robots</text:span>. [online] Robotics Online. Available at: https://www.robotics.org/service-robots/exoskeleton-robots [Accessed 3 Oct. 2019]. </text:p>
      <text:p text:style-name="P10">[13]Irobot.com.au. (2019). <text:span text:style-name="T11">iRobot: Vacuum, Mop, &amp; Lawn Mower</text:span>. [online] Available at: https://www.irobot.com.au/ [Accessed 3 Oct. 2019]. </text:p>
      <text:p text:style-name="P10">[14]Waggle TV (2013). <text:span text:style-name="T11">Roomba Cats: Compilation</text:span>. [video] Available at: https://www.youtube.com/watch?v=mk4XB2wZqF4 [Accessed 3 Oct. 2019]. </text:p>
      <text:p text:style-name="P10">[15]Groovepacker.com. (2019). <text:span text:style-name="T11">The Cost of Shipping Errors</text:span>. [online] Available at: https://groovepacker.com/articles/cost-shipping-errors [Accessed 3 Oct. 2019]. </text:p>
      <text:p text:style-name="P10">[16]Captain-robot.com. (2019). <text:span text:style-name="T11">Captain Robot</text:span>. [online] Available at: http://captain-robot.com/ [Accessed 3 Oct. 2019]. </text:p>
      <text:p text:style-name="P10">[17]Musk, E. (2014). <text:span text:style-name="T11">All Our Patent Are Belong To You</text:span>. [online] Tesla.com. Available at: https://www.tesla.com/en_AU/blog/all-our-patent-are-belong-you?redirect=no [Accessed 3 Oct. 2019]. </text:p>
      <text:p text:style-name="P10">[18]Duhigg, C. and Lohr, S. (2012). <text:span text:style-name="T11">In Technology Wars, Using the Patent as a Sword</text:span>. [online] Nytimes.com. Available at: https://www.nytimes.com/2012/10/08/technology/patent-wars-among-tech-giants-can-stifle-competition.html [Accessed 3 Oct. 2019]. </text:p>
      <text:p text:style-name="P10">[19]Harvey, C. (2017). <text:span text:style-name="T11">35 Top Open Source Companies</text:span>. [online] Datamation.com. Available at: https://www.datamation.com/open-source/35-top-open-source-companies-1.html [Accessed 3 Oct. 2019]. </text:p>
      <text:p text:style-name="P10">[20]Langridge, M. and Edwards, L. (2019). <text:span text:style-name="T11">Future batteries, coming soon: Charge in seconds, last months and power over the air</text:span>. [online] Pocket-lint. Available at: https://www.pocket-lint.com/gadgets/news/130380-future-batteries-coming-soon-charge-in-seconds-last-months-and-power-over-the-air [Accessed 3 Oct. 2019]. </text:p>
      <text:p text:style-name="P10">[21]Ishara, D., Dharmasena, G., Deane, J., Ravi, S. and Silva, P. (2018). <text:span text:style-name="T11">Nature of Power Generation and Output Optimization Criteria for Triboelectric Nanogenerators</text:span>. [online] https://onlinelibrary.wiley.com. Available at: https://onlinelibrary.wiley.com/doi/full/10.1002/aenm.201802190 [Accessed 3 Oct. 2019]. </text:p>
      <text:p text:style-name="P10">[22]Feuilherade, P. (2017). <text:span text:style-name="T11">Robots to the rescue! | Robohub</text:span>. [online] Robohub.org. Available at: https://robohub.org/robots-to-the-rescue/ [Accessed 3 Oct. 2019]. </text:p>
      <text:p text:style-name="P10">[23]Anderson, H. (2019). <text:span text:style-name="T11">Nanobots - Uses in Medicine and Industry - Engineering and Drawbacks</text:span>. [online] MicroscopeMaster. Available at: https://www.microscopemaster.com/nanobots.html [Accessed 3 Oct. 2019]. </text:p>
      <text:p text:style-name="P2"/>
      <text:p text:style-name="P2"><text:span text:style-name="T2">INTERVIEW WITH A PROFESSIONAL</text:span></text:p>
      <text:p text:style-name="P2"/>
      <text:p text:style-name="P14"><text:span text:style-name="T3">I.T. Professional Report</text:span></text:p>
      <text:p text:style-name="P15"> </text:p>
      <text:p text:style-name="P16"> </text:p>
      <text:p text:style-name="P17">Name - Noemi</text:p>
      <text:p text:style-name="P16"> </text:p>
      <text:p text:style-name="P17">Job title - Senior Software Engineer</text:p>
      <text:p text:style-name="P16"> </text:p>
      <text:p text:style-name="P17">What kind of work does the IT professional do? </text:p>
      <text:p text:style-name="P17"/>
      <text:p text:style-name="P17">I’m an engineer focused on development. I build desktop and mobile apps. Building both for iOS and Android services. I have also worked as a Tech Lead.</text:p>
      <text:p text:style-name="P16"> </text:p>
      <text:p text:style-name="P17">What kinds of people does the IT professional interact with? Are they other IT professionals? Clients? Investors? The general public? </text:p>
      <text:p text:style-name="P17"/>
      <text:p text:style-name="P17">Depends on what your role is in IT. Business Analysts and Project Managers deal with the clients, users, etc. Whereas, Developers usually only with product owners, Project managers and Tech people. </text:p>
      <text:p text:style-name="P16"> </text:p>
      <text:p text:style-name="P17">Where does the IT professional spend most of their time? </text:p>
      <text:p text:style-name="P17"/>
      <text:p text:style-name="P17">Most days are spent in in the office in front of a computer working on bug fixes and features development. This is where I get most of my work done. This can vary between my office in the city or working remotely at home with a laptop and Internet connection. The computer is vital to complete all of my necessary tasks so I will spend 95% of my time in front of it.</text:p>
      <text:p text:style-name="P16"/>
      <text:p text:style-name="P17">What aspect of their position is most challenging? </text:p>
      <text:p text:style-name="P17"/>
      <text:p text:style-name="P17">New technology is coming out every day. Evolving and adapting to these new changes is critical for an IT professional to stay current in the industry.  This can make things stressful, however, if you are keen to learn new things and take a logical approach, this can be overcome.</text:p>
      <text:p text:style-name="P16"/>
      <text:p text:style-name="P16">What is a typical day for you? </text:p>
      <text:p text:style-name="P16"/>
      <text:p text:style-name="P16">A typical day for me is, get into the office, have a stand up meeting where the team I’m involved in talk about what we are doing and projects due for the day/week, if we are stuck on something. Outside of this we also discuss what we are going to do for the day. After that, we go for coffee to take a break and then start development. After this I have lunch, then develop and work on projects. Some times there are meetings in afternoon with the product team to explain new tasks or answer technical questions. If I get any spare time I will work on personal side-projects. </text:p>
      <text:p text:style-name="P16"><text:line-break/>How did you get into IT?</text:p>
      <text:p text:style-name="P16"/>
      <text:p text:style-name="P16">When I was young I started doing basic Microsoft courses in my spare time. Then once I started to get good at this I decided to take it to the next level and do technical high school. The course I was enrolled in was called Data Processing. After I got through technical school the next step was university undertaking a System Analyst degree. I realised I enjoyed this and was quite good at it and whilst I was studying I was accepted into an entry-level job during university as junior web developer.</text:p>
      <text:p text:style-name="P16"/>
      <text:p text:style-name="P16">Why did you get into it?</text:p>
      <text:p text:style-name="P16"/>
      <text:p text:style-name="P16">Because when I did the course, I was good at it, and my teacher encouraged me to pursue IT as a degree. </text:p>
      <text:p text:style-name="P16"/>
      <text:p text:style-name="P16">Are you happy?<text:line-break/><text:line-break/>Yes, for the most part. It’s a job that I enjoy and an industry that I have been established in for a long time. It’s something that I have be involved since I was in high-school so it’s more like a way of life right now.<text:line-break/><text:line-break/>Are there any downsides to your role?<text:line-break/><text:line-break/>Yes. When working for a major client there can be a stressful element attached to it. For the most part though, if you know how to relax and think logically you can guide yourself out of most problems. Plus, I am lucky that I work with a group of colleagues who understand what I am trying to achieve and we all help each other if needed.</text:p>
      <text:p text:style-name="P16"/>
      <text:p text:style-name="P16">Do you have advice for someone looking to start in the IT field?</text:p>
      <text:p text:style-name="P16"/>
      <text:p text:style-name="P16">If you are thinking of getting into the IT field you will need to be someone who is good with logic and mathematics. Programming needs a logical approach; therefore, if you can approach a problem logically you are halfway there to tackling it. The mathematics component is calculus, which helps solve the issues surrounding bugs etc.</text:p>
      <text:p text:style-name="P16"/>
      <text:p text:style-name="P16">Would you ever leave the industry?<text:line-break/></text:p>
      <text:p text:style-name="P16">If I find something more interesting, then, yes. At the moment I cant find anything more that I would like to do. <text:s/>As a career I feel challenge every day and I feel lucky that I get to do something that I enjoy every day. Although, being the manager of a tropical island would be a good proposition<text:span text:style-name="T12">. </text:span></text:p>
      <text:p text:style-name="P2"/>
      <text:p text:style-name="P2"/>
      <text:p text:style-name="P2"/>
      <text:p text:style-name="P2">Liam Hackett.</text:p>
      <text:p text:style-name="P5"/>
      <text:p text:style-name="P5"/>
      <text:p text:style-name="P5"/>
      <text:p text:style-name="P2"><text:span text:style-name="T2">REFLECTION</text:span></text:p>
      <text:p text:style-name="P2"/>
      <text:p text:style-name="P2"><text:span text:style-name="T1">Daniel Mammone</text:span></text:p>
      <text:p text:style-name="P2"/>
      <text:p text:style-name="P2">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2"/>
      <text:p text:style-name="P2"><text:span text:style-name="T1">Harley Tuleja</text:span></text:p>
      <text:p text:style-name="P2"/>
      <text:p text:style-name="P2">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P2">I feel that time management could have been improved and bit, this may have been better managed by groups being organised earlier and having a group meeting at the start of the assignment and fleshing out a plan. </text:p>
      <text:p text:style-name="P2">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2">I’ve not worked in groups in an educational role before but I have learned that each member is completely different in how they work. This is why it is important to work within your own strengths.</text:p>
      <text:p text:style-name="P2">I don’t believe that the Github log is an accurate representation of the amount of work people have put into the project as offline work does not count towards the git log.</text:p>
      <text:p text:style-name="P2"/>
      <text:p text:style-name="P2"><text:span text:style-name="T1">Liam Hackett</text:span></text:p>
      <text:p text:style-name="P2"/>
      <text:p text:style-name="P2">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connection, as long as there is clear communication it can make a large assignment which would otherwise be stressful, feel more seamless and easier to overcome. </text:p>
      <text:p text:style-name="P2"><text:s/></text:p>
      <text:p text:style-name="P2"><text:span text:style-name="T1">Mary Jane Amos</text:span></text:p>
      <text:p text:style-name="P2"/>
      <text:p text:style-name="P2">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2">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2"/>
      <text:p text:style-name="P2">I was surprised that everyone got over the learning curve that was Github and learned to use new tools quickly. I found that really impressive because I’ve been in groups where the teams weren’t 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 </text:p>
      <text:p text:style-name="P2"/>
      <text:p text:style-name="P2"><text:span text:style-name="T1">Steven Flanigan</text:span></text:p>
      <text:p text:style-name="P2"/>
      <text:p text:style-name="P2">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2"/>
      <text:p text:style-name="P4"><text:span text:style-name="T2">We need a 400 word reflection</text:span></text:p>
      <text:p text:style-name="P5"/>
      <text:p text:style-name="P18"><text:span text:style-name="T5"/></text:p>
      <text:p text:style-name="P19"><text:span text:style-name="T5">As an all-around reflection, the communication through-out the group project has been clear and the use of Discord has helped us to navigate any issues whilst learning the GitHub platform. Most of the group haven’t used Discord before so learning that and GitHub at the same time and undertaking a group project seemed like it would be an intimidating prospect, however, it turned out the clear communication and friendly nature of the group assured that we got everything we needed to do, done on time and without any hassle. This project has been well executed by the team, everyone contributed and took initiative in their individual specialised areas. Like any other team there are differences within it’s members that may hinder the team or cause it to excel. We think our slight individual differences enabled us to use our strengths to the advantage of the the overall team. <text:s/>There have been things that stood out that could be improved upon. As mentioned earlier our communication could have been improved if we were all responsive in the group chat, this might have been due to a lack of familiarity with the platform used. We also believe that not everyone is vocal due to their own unique nature as a result they might have been hesitant to put forward contributions. The majority of the team had one unique trait or characteristic in common, 4 out of 5 of us were introverts according to the Myer briggs test. A common perception of the introvert is that they are not as assertive as their counterpart extroverts and are more reserved when in a team setting. <text:s/>Everyone in the group did their best too stepped out of this unfortunate stereotype. We were all relatively surprised by our ability to work as a cohesive unit. We did not have any disagreements and were all on the same page on how we were to move forward for our assignment. <text:s/>Our group has learnt to be more confident in what we are able to contribute to the team , we have learnt that our ideas are valid and could help the group in a positive way. We as a group do not view the Github log to be an accurate reflection of the work of our group. We reached the consensus that it only allows you to see when commits are made and it doesn’t take into account the previous work that went into the various parts of the assign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2</meta:generator>
  </office:meta>
</office:document-meta>
</file>